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  <style:style style:name="T1" style:family="text">
      <style:text-properties fo:color="#000000" style:font-name="Ubuntu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Speech recognition</text:p>
          </table:table-cell>
          <table:table-cell office:value-type="string" calcext:value-type="string" table:number-columns-spanned="1" table:number-rows-spanned="18">
            <text:p>Given: When speech rec is on</text:p>
            <text:p>When: We say “Faces”/”Cards”</text:p>
            <text:p>Then: The robot will choose a mode</text:p>
            <text:p/>
            <text:p><text:span text:style-name="T1">The aim of this test is to gauge whether or not the robot can recognise the words “faces” and “cards”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behaviour through the robot</text:p>
          </table:table-cell>
          <table:table-cell office:value-type="string" calcext:value-type="string">
            <text:p>The behaviour should play</text:p>
          </table:table-cell>
          <table:table-cell office:value-type="string" calcext:value-type="string" table:number-columns-spanned="1" table:number-rows-spanned="18">
            <text:p>Robot response to both the words “cards” and “faces” and enters the correct corresponding logic path accordingly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sk the robot to play “cards” with speech</text:p>
          </table:table-cell>
          <table:table-cell office:value-type="string" calcext:value-type="string">
            <text:p>The Robot should recognise the word “Cards” and play the behaviour for “cards”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Ask the Robot to play “Faces” with speech</text:p>
          </table:table-cell>
          <table:table-cell office:value-type="string" calcext:value-type="string" table:number-columns-spanned="1" table:number-rows-spanned="16">
            <text:p>The robot should recognise the word “Faces” and play the behaviour for “Faces”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Random selection and conversion into NAO codes</text:p>
          </table:table-cell>
          <table:table-cell office:value-type="string" calcext:value-type="string" table:number-columns-spanned="1" table:number-rows-spanned="18">
            <text:p>Given: The robot recognises the word “Cards”</text:p>
            <text:p>When: “Cards” has been said.</text:p>
            <text:p>Then:The robot asks to see one of 7 cards it chooses at random</text:p>
            <text:p/>
            <text:p>The aim of this test is to gauge whether or not the robot selects a randomised integer between 1 and 7 and converts it into a NAO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how the robot a NAO mark</text:p>
          </table:table-cell>
          <table:table-cell office:value-type="string" calcext:value-type="string" table:number-columns-spanned="1" table:number-rows-spanned="18">
            <text:p>The robot should recognise the mark and run through the appropriate behaviour depending on if mark is correct or incorrect.</text:p>
          </table:table-cell>
          <table:table-cell office:value-type="string" calcext:value-type="string" table:number-columns-spanned="1" table:number-rows-spanned="18">
            <text:p>Robot recognises both correct and incorrect NAO mark answers to the given prompt and responds accordingly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“Incorrect” counters</text:p>
          </table:table-cell>
          <table:table-cell office:value-type="string" calcext:value-type="string" table:number-columns-spanned="1" table:number-rows-spanned="18">
            <text:p>Given: The Robot has recognised a Nao mark</text:p>
            <text:p>When: The Nao mark shown is incorrect</text:p>
            <text:p>Then: The robot should give two more attempts to find the right one.</text:p>
            <text:p/>
            <text:p>The aim of this test is to gauge whether the counter for the “incorrect” response has been hooked up correctly or if there are delays 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finish its movement and ask you to try again</text:p>
          </table:table-cell>
          <table:table-cell office:value-type="string" calcext:value-type="string" table:number-columns-spanned="1" table:number-rows-spanned="18">
            <text:p>Robot allows for 3 guesses on a given emotion card prompt </text:p>
          </table:table-cell>
          <table:table-cell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ow the robot the same mark</text:p>
          </table:table-cell>
          <table:table-cell office:value-type="string" calcext:value-type="string">
            <text:p>The robot should still recognise this mark as incorrect and play through the “incorrect” routine</text:p>
          </table:table-cell>
          <table:covered-table-cell table:number-columns-repeated="3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uccessfully play through the “incorrect” routine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office:value-type="string" calcext:value-type="string" table:number-columns-spanned="1" table:number-rows-spanned="15">
            <text:p>Show the robot the same mark again</text:p>
          </table:table-cell>
          <table:table-cell office:value-type="string" calcext:value-type="string" table:number-columns-spanned="1" table:number-rows-spanned="15">
            <text:p>The robot should recognise the mark as incorrect again and then play through the “Incorrect” routine before asking for a different NAO card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4" calcext:value-type="float" table:number-columns-spanned="1" table:number-rows-spanned="18">
            <text:p>1.4</text:p>
          </table:table-cell>
          <table:table-cell office:value-type="string" calcext:value-type="string" table:number-columns-spanned="1" table:number-rows-spanned="18">
            <text:p>Turn Counters</text:p>
          </table:table-cell>
          <table:table-cell office:value-type="string" calcext:value-type="string" table:number-columns-spanned="1" table:number-rows-spanned="18">
            <text:p>Given:The robot has recognised a NAO mark</text:p>
            <text:p>When: The NAO mark given is CORRECT</text:p>
            <text:p>Then: The robot should complete the correct routine before asking for a different card</text:p>
            <text:p/>
            <text:p>The aim of this test is to gauge whether the turn counters are hooked up correctly. The counter is programmed for ten turn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 the CORRECT card</text:p>
          </table:table-cell>
          <table:table-cell office:value-type="string" calcext:value-type="string">
            <text:p>The robot should recognise the card as correct.</text:p>
          </table:table-cell>
          <table:table-cell office:value-type="string" calcext:value-type="string" table:number-columns-spanned="1" table:number-rows-spanned="18">
            <text:p>Robot only gave 4 prompts and allowed for 3 correct guesses to be made</text:p>
          </table:table-cell>
          <table:table-cell office:value-type="string" calcext:value-type="string" table:number-columns-spanned="1" table:number-rows-spanned="18">
            <text:p>FAIL</text:p>
          </table:table-cell>
          <table:table-cell office:value-type="string" calcext:value-type="string" table:number-columns-spanned="1" table:number-rows-spanned="18">
            <text:p>Counter logic fail, either not resetting current guess count or turn count is configured wrong</text:p>
          </table:table-cell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Repeat these steps until the counter finishes counting down</text:p>
          </table:table-cell>
          <table:table-cell office:value-type="string" calcext:value-type="string" table:number-columns-spanned="1" table:number-rows-spanned="16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09:24:29.583682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4T09:30:36.945288179</dc:date>
    <meta:editing-duration>PT39M4S</meta:editing-duration>
    <meta:editing-cycles>5</meta:editing-cycles>
    <meta:generator>LibreOffice/6.0.3.2$Linux_X86_64 LibreOffice_project/00m0$Build-2</meta:generator>
    <meta:document-statistic meta:table-count="1" meta:cell-count="63" meta:object-count="0"/>
  </office:meta>
</office:document-meta>
</file>